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time" office:time-value="PT18H15M14S" calcext:value-type="time">
            <text:p>18:15:1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time" office:time-value="PT18H15M15S" calcext:value-type="time">
            <text:p>18:15:1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16S" calcext:value-type="time">
            <text:p>18:19:1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21S" calcext:value-type="time">
            <text:p>18:19:2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22S" calcext:value-type="time">
            <text:p>18:19:2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25S" calcext:value-type="time">
            <text:p>18:19:2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28S" calcext:value-type="time">
            <text:p>18:19:2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31S" calcext:value-type="time">
            <text:p>18:19:3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33S" calcext:value-type="time">
            <text:p>18:19: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35S" calcext:value-type="time">
            <text:p>18:19:3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37S" calcext:value-type="time">
            <text:p>18:19:3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38S" calcext:value-type="time">
            <text:p>18:19:3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40S" calcext:value-type="time">
            <text:p>18:19:4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46S" calcext:value-type="time">
            <text:p>18:19:4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50S" calcext:value-type="time">
            <text:p>18:19:5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50S" calcext:value-type="time">
            <text:p>18:19:5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54S" calcext:value-type="time">
            <text:p>18:19:5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57S" calcext:value-type="time">
            <text:p>18:19:5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9M59S" calcext:value-type="time">
            <text:p>18:19:5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00S" calcext:value-type="time">
            <text:p>18:20:0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03S" calcext:value-type="time">
            <text:p>18:20:0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06S" calcext:value-type="time">
            <text:p>18:20:0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06S" calcext:value-type="time">
            <text:p>18:20:0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10S" calcext:value-type="time">
            <text:p>18:20:1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13S" calcext:value-type="time">
            <text:p>18:20:1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17S" calcext:value-type="time">
            <text:p>18:20:1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23S" calcext:value-type="time">
            <text:p>18:20:2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25S" calcext:value-type="time">
            <text:p>18:20:2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32S" calcext:value-type="time">
            <text:p>18:20:3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36S" calcext:value-type="time">
            <text:p>18:20:3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48S" calcext:value-type="time">
            <text:p>18:20:4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49S" calcext:value-type="time">
            <text:p>18:20:4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50S" calcext:value-type="time">
            <text:p>18:20:5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58S" calcext:value-type="time">
            <text:p>18:20:5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05S" calcext:value-type="time">
            <text:p>18:21:0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9M18S" calcext:value-type="time">
            <text:p>18:19:1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9M23S" calcext:value-type="time">
            <text:p>18:19:2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9M23S" calcext:value-type="time">
            <text:p>18:19:2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9M31S" calcext:value-type="time">
            <text:p>18:19:3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9M32S" calcext:value-type="time">
            <text:p>18:19:3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9M38S" calcext:value-type="time">
            <text:p>18:19:3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9M41S" calcext:value-type="time">
            <text:p>18:19:4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9M47S" calcext:value-type="time">
            <text:p>18:19:4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9M54S" calcext:value-type="time">
            <text:p>18:19:5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9M54S" calcext:value-type="time">
            <text:p>18:19:5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9M59S" calcext:value-type="time">
            <text:p>18:19:5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03S" calcext:value-type="time">
            <text:p>18:20:0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07S" calcext:value-type="time">
            <text:p>18:20:0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09S" calcext:value-type="time">
            <text:p>18:20:0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11S" calcext:value-type="time">
            <text:p>18:20:1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14S" calcext:value-type="time">
            <text:p>18:20:1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14S" calcext:value-type="time">
            <text:p>18:20:1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17S" calcext:value-type="time">
            <text:p>18:20:1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18S" calcext:value-type="time">
            <text:p>18:20:1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24S" calcext:value-type="time">
            <text:p>18:20:2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30S" calcext:value-type="time">
            <text:p>18:20:3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32S" calcext:value-type="time">
            <text:p>18:20:3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39S" calcext:value-type="time">
            <text:p>18:20:3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49S" calcext:value-type="time">
            <text:p>18:20:4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55S" calcext:value-type="time">
            <text:p>18:20:5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02S" calcext:value-type="time">
            <text:p>18:21:0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9M21S" calcext:value-type="time">
            <text:p>18:19:21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9M54S" calcext:value-type="time">
            <text:p>18:19:54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20M09S" calcext:value-type="time">
            <text:p>18:20:09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20M56S" calcext:value-type="time">
            <text:p>18:20:56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9M37S" calcext:value-type="time">
            <text:p>18:19:37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9M46S" calcext:value-type="time">
            <text:p>18:19:46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20M03S" calcext:value-type="time">
            <text:p>18:20:03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20M34S" calcext:value-type="time">
            <text:p>18:20:34</text:p>
          </table:table-cell>
          <table:table-cell office:value-type="float" office:value="-83" calcext:value-type="float">
            <text:p>-8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table:style-name="ce1"/>
        </table:table-row>
      </table:table>
      <table:named-expressions/>
      <table:database-ranges>
        <table:database-range table:name="__Anonymous_Sheet_DB__0" table:target-range-address="Sheet1.A2:Sheet1.C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05:13.547755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8:15.074482376</meta:creation-date>
    <meta:generator>LibreOffice/6.0.7.3$Linux_X86_64 LibreOffice_project/00m0$Build-3</meta:generator>
    <dc:date>2019-12-16T18:07:03.336802335</dc:date>
    <meta:editing-duration>PT6M17S</meta:editing-duration>
    <meta:editing-cycles>5</meta:editing-cycles>
    <meta:document-statistic meta:table-count="1" meta:cell-count="210" meta:object-count="0"/>
  </office:meta>
</office:document-meta>
</file>